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orphans="2" fo:widows="2" fo:hyphenation-ladder-count="no-limit" fo:break-before="page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 loext:hyphenation-no-caps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1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2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13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5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/>
    </style:style>
    <style:style style:name="P16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language="en" fo:country="US" style:font-size-asian="14pt" style:font-size-complex="14pt"/>
    </style:style>
    <style:style style:name="P17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8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9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0" style:family="paragraph" style:parent-style-name="Standard">
      <style:paragraph-properties fo:margin-left="0cm" fo:margin-right="0cm" fo:line-height="115%" fo:text-indent="0.74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15%" fo:text-indent="0.741cm" style:auto-text-indent="false"/>
    </style:style>
    <style:style style:name="P22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3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 loext:hyphenation-no-caps="false"/>
    </style:style>
    <style:style style:name="P24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style:font-size-asian="9.5pt" style:font-name-complex="Consolas" style:font-size-complex="9.5pt" fo:hyphenate="true" loext:hyphenation-no-caps="false"/>
    </style:style>
    <style:style style:name="P25" style:family="paragraph" style:parent-style-name="Обычный">
      <style:paragraph-properties fo:orphans="2" fo:widows="2" fo:hyphenation-ladder-count="no-limit" style:text-autospace="none" style:vertical-align="auto"/>
      <style:text-properties fo:hyphenate="true" loext:hyphenation-no-caps="false"/>
    </style:style>
    <style:style style:name="P26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7" style:family="paragraph" style:parent-style-name="Standard">
      <style:paragraph-properties fo:line-height="115%" fo:text-align="center" style:justify-single-word="false"/>
      <style:text-properties officeooo:paragraph-rsid="000ac91c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0c45a9"/>
    </style:style>
    <style:style style:name="P30" style:family="paragraph" style:parent-style-name="Обычный">
      <style:paragraph-properties fo:orphans="2" fo:widows="2" fo:hyphenation-ladder-count="no-limit" style:text-autospace="none" style:vertical-align="auto"/>
      <style:text-properties fo:hyphenate="true" loext:hyphenation-no-caps="false"/>
    </style:style>
    <style:style style:name="P31" style:family="paragraph" style:parent-style-name="Обычный">
      <style:paragraph-properties fo:orphans="2" fo:widows="2" fo:hyphenation-ladder-count="no-limit" fo:break-before="page" style:text-autospace="none" style:vertical-align="auto"/>
      <style:text-properties fo:hyphenate="true" loext:hyphenation-no-caps="false"/>
    </style:style>
    <style:style style:name="P32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officeooo:rsid="000ac91c" officeooo:paragraph-rsid="000ac91c" style:font-size-asian="14pt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0ac91c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0ac91c" style:font-size-asian="14pt" style:font-size-complex="14pt"/>
    </style:style>
    <style:style style:name="T11" style:family="text">
      <style:text-properties fo:font-size="14pt" fo:language="en" fo:country="US" fo:font-weight="bold" style:font-size-asian="14pt" style:font-weight-asian="bold" style:font-size-complex="14pt"/>
    </style:style>
    <style:style style:name="T12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3" style:family="text">
      <style:text-properties fo:font-size="14pt" fo:language="en" fo:country="US" fo:font-style="italic" fo:font-weight="bold" officeooo:rsid="000b64d6" style:font-size-asian="14pt" style:font-style-asian="italic" style:font-weight-asian="bold"/>
    </style:style>
    <style:style style:name="T14" style:family="text">
      <style:text-properties fo:font-size="14pt" fo:font-style="italic" fo:font-weight="bold" style:font-size-asian="14pt" style:font-style-asian="italic" style:font-weight-asian="bold"/>
    </style:style>
    <style:style style:name="T15" style:family="text">
      <style:text-properties fo:font-size="14pt" fo:font-style="italic" fo:font-weight="bold" officeooo:rsid="000b64d6" style:font-size-asian="14pt" style:font-style-asian="italic" style:font-weight-asian="bold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00" style:font-name="Consolas" fo:font-size="9.5pt" fo:language="en" fo:country="US" style:font-size-asian="9.5pt" style:font-name-complex="Consolas" style:font-size-complex="9.5pt"/>
    </style:style>
    <style:style style:name="T19" style:family="text">
      <style:text-properties fo:color="#000000" style:font-name="Consolas" fo:font-size="9.5pt" style:font-size-asian="9.5pt" style:font-name-complex="Consolas" style:font-size-complex="9.5pt"/>
    </style:style>
    <style:style style:name="T20" style:family="text">
      <style:text-properties fo:color="#000000" style:font-name="Consolas" fo:font-size="14pt" fo:language="en" fo:country="US" fo:font-style="italic" fo:font-weight="bold" style:font-size-asian="14pt" style:font-style-asian="italic" style:font-weight-asian="bold" style:font-name-complex="Consolas" style:font-size-complex="9.5pt"/>
    </style:style>
    <style:style style:name="T21" style:family="text">
      <style:text-properties fo:color="#000000" style:font-name="Tahoma" fo:font-size="9.5pt" fo:language="en" fo:country="US" style:font-size-asian="9.5pt" style:font-name-complex="Tahoma" style:font-size-complex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Основной_20_шрифт_20_абзаца"><text:span text:style-name="T1">МИНОБРНАУКИ РОССИИ</text:span></text:span></text:p>
      <text:p text:style-name="P2"><text:span text:style-name="Основной_20_шрифт_20_абзаца"><text:span text:style-name="T1">Санкт-Петербургский государственный</text:span></text:span></text:p>
      <text:p text:style-name="P2"><text:span text:style-name="Основной_20_шрифт_20_абзаца"><text:span text:style-name="T1">электротехнический университет</text:span></text:span></text:p>
      <text:p text:style-name="P2"><text:span text:style-name="Основной_20_шрифт_20_абзаца"><text:span text:style-name="T1">«ЛЭТИ» им. В.И. Ульянова (Ленина)</text:span></text:span></text:p>
      <text:p text:style-name="P2"><text:span text:style-name="Основной_20_шрифт_20_абзаца"><text:span text:style-name="T4">Кафедра МО ЭВМ</text:span>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Название_20_книги"><text:span text:style-name="T2">отчет</text:span></text:span></text:p>
      <text:p text:style-name="P2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6"> </text:span></text:span><text:span text:style-name="Основной_20_шрифт_20_абзаца"><text:span text:style-name="T4">№5</text:span></text:span></text:p>
      <text:p text:style-name="P2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17">Разработка собственного прерывания.<text:line-break/></text:span></text:span></text:h>
      <text:p text:style-name="P5"/>
      <text:p text:style-name="P5"/>
      <text:p text:style-name="P5"/>
      <text:p text:style-name="P5"/>
      <text:p text:style-name="P5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Студент гр. 9382</text:span>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27"><text:span text:style-name="Основной_20_шрифт_20_абзаца"><text:span text:style-name="T8">Герасев Г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Преподаватель</text:span>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9"><text:span text:style-name="Основной_20_шрифт_20_абзаца"><text:span text:style-name="T6">Ефремов М</text:span></text:span><text:span text:style-name="Основной_20_шрифт_20_абзаца"><text:span text:style-name="T9">.</text:span></text:span><text:span text:style-name="Основной_20_шрифт_20_абзаца"><text:span text:style-name="T6">А</text:span></text:span><text:span text:style-name="Основной_20_шрифт_20_абзаца"><text:span text:style-name="T9">.</text:span></text:span></text:p>
          </table:table-cell>
        </table:table-row>
      </table:table>
      <text:p text:style-name="P7"/>
      <text:p text:style-name="P7"/>
      <text:p text:style-name="P2"><text:span text:style-name="Основной_20_шрифт_20_абзаца"><text:span text:style-name="T7">Санкт-Петербург</text:span></text:span></text:p>
      <text:p text:style-name="P2"><text:span text:style-name="Основной_20_шрифт_20_абзаца"><text:span text:style-name="T7">2020</text:span></text:span></text:p>
      <text:p text:style-name="P11"><text:soft-page-break/><text:span text:style-name="Основной_20_шрифт_20_абзаца"><text:span text:style-name="T3">Цель работы.</text:span></text:span></text:p>
      <text:p text:style-name="P17">Изучить команды для работы с прерываниями в ассемблере, написать собственное прерывание.</text:p>
      <text:p text:style-name="P13">Теоретические сведения:</text:p>
      <text:p text:style-name="P14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 возникает прерывание, процессор 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</text:p>
      <text:p text:style-name="P14">Затем в CS:IP загружается адрес программы обработки прерывания 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-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/text:p>
      <text:p text:style-name="P14">Программа обработки прерывания - это отдельная процедура, имеющая структуру:</text:p>
      <text:p text:style-name="P14">SUBR_INT PROC FAR</text:p>
      <text:p text:style-name="P14"><text:s/>PUSH AX ; сохранение изменяемых регистров</text:p>
      <text:p text:style-name="P14"><text:s/>&lt;действия по обработке прерывания&gt;</text:p>
      <text:p text:style-name="P14"><text:soft-page-break/><text:s/>POP AX ; восстановление регистров</text:p>
      <text:p text:style-name="P12"><text:span text:style-name="Основной_20_шрифт_20_абзаца"><text:span text:style-name="T6"><text:s/></text:span></text:span><text:span text:style-name="Основной_20_шрифт_20_абзаца"><text:span text:style-name="T9">...</text:span></text:span></text:p>
      <text:p text:style-name="P16"><text:s/>MOV AL, 20H</text:p>
      <text:p text:style-name="P16"><text:s/>OUT 20H,AL</text:p>
      <text:p text:style-name="P12"><text:span text:style-name="Основной_20_шрифт_20_абзаца"><text:span text:style-name="T9"><text:s/></text:span></text:span><text:span text:style-name="Основной_20_шрифт_20_абзаца"><text:span text:style-name="T6">IRET</text:span></text:span></text:p>
      <text:p text:style-name="P14">SUBR_INT ENDP</text:p>
      <text:p text:style-name="P14"><text:s/>Две последние строки обработчика прерывания, указанные перед командой IRET выхода из прерывания, необходимы для разрешения обработки прерываний с более низкими уровнями, чем только что обработанное.</text:p>
      <text:p text:style-name="P14"><text:s/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 звукового сигнала.</text:p>
      <text:p text:style-name="P14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 в ES, а смещение в BX. В соответствии с этим, программа должна содержать следующие инструкции:</text:p>
      <text:p text:style-name="P14">; -- в сегменте данных</text:p>
      <text:p text:style-name="P14"><text:soft-page-break/><text:s/>KEEP_CS DW 0 ; для хранения сегмента</text:p>
      <text:p text:style-name="P14"><text:s/>KEEP_IP DW 0 ; и смещения вектора прерывания</text:p>
      <text:p text:style-name="P14">; -- в начале программы</text:p>
      <text:p text:style-name="P14"><text:s/>MOV AH, 35H ; функция получения вектора</text:p>
      <text:p text:style-name="P14"><text:s/>MOV AL, 1CH ; номер вектора</text:p>
      <text:p text:style-name="P14"><text:s/>INT 21H</text:p>
      <text:p text:style-name="P14"><text:s/>MOV KEEP_IP, BX ; запоминание смещения</text:p>
      <text:p text:style-name="P14"><text:s/>MOV KEEP_CS, ES ; и сегмента вектора прерывания</text:p>
      <text:p text:style-name="P14"/>
      <text:p text:style-name="P14"><text:s/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</text:p>
      <text:p text:style-name="P14"><text:s/>PUSH DS</text:p>
      <text:p text:style-name="P14"><text:s/>MOV DX, OFFSET ROUT ; смещение для процедуры в DX</text:p>
      <text:p text:style-name="P14"><text:s/>MOV AX, SEG ROUT ; сегмент процедуры</text:p>
      <text:p text:style-name="P14"><text:soft-page-break/><text:s/>MOV DS, AX ; помещаем в DS</text:p>
      <text:p text:style-name="P14"><text:s/>MOV AH, 25H ; функция установки вектора</text:p>
      <text:p text:style-name="P14"><text:s/>MOV AL, 60H ; номер вектора</text:p>
      <text:p text:style-name="P14"><text:s/>INT 21H ; меняем прерывание</text:p>
      <text:p text:style-name="P14"><text:s/>POP DS</text:p>
      <text:p text:style-name="P14">Далее может выполняться вызов нового обработчика прерывания. В конце программы восстанавливается старый вектор прерывания</text:p>
      <text:p text:style-name="P12"><text:span text:style-name="Основной_20_шрифт_20_абзаца"><text:span text:style-name="T6"><text:s/></text:span></text:span><text:span text:style-name="Основной_20_шрифт_20_абзаца"><text:span text:style-name="T9">CLI</text:span></text:span></text:p>
      <text:p text:style-name="P12"><text:span text:style-name="Основной_20_шрифт_20_абзаца"><text:span text:style-name="T9"><text:s/>PUSH DS</text:span></text:span></text:p>
      <text:p text:style-name="P16"><text:s/>MOV DX, KEEP_IP</text:p>
      <text:p text:style-name="P16"><text:s/>MOV AX, KEEP_CS</text:p>
      <text:p text:style-name="P16"><text:s/>MOV DS, AX</text:p>
      <text:p text:style-name="P16"><text:s/>MOV AH, 25H</text:p>
      <text:p text:style-name="P16"><text:s/>MOV AL, 1CH</text:p>
      <text:p text:style-name="P12"><text:span text:style-name="Основной_20_шрифт_20_абзаца"><text:span text:style-name="T9"><text:s/></text:span></text:span><text:span text:style-name="Основной_20_шрифт_20_абзаца"><text:span text:style-name="T6">INT 21H ; восстанавливаем старый вектор прерывания</text:span></text:span></text:p>
      <text:p text:style-name="P14"><text:soft-page-break/><text:s/>POP DS</text:p>
      <text:p text:style-name="P14"><text:s/>STI</text:p>
      <text:p text:style-name="P13">Задание:</text:p>
      <text:p text:style-name="P13">10 Вариант – 4А</text:p>
      <text:p text:style-name="P15">4 - 08h - прерывание от системного таймера - генерируется автоматически операционной системой 18 раз в сек.</text:p>
      <text:p text:style-name="P15">А - Печать сообщения на экране;</text:p>
      <text:p text:style-name="P13">Ход работы:</text:p>
      <text:p text:style-name="P14">При разработке программы были использованы следующие команды:</text:p>
      <text:p text:style-name="P12"><text:span text:style-name="Основной_20_шрифт_20_абзаца"><text:span text:style-name="T6">Инструкция </text:span></text:span><text:span text:style-name="Основной_20_шрифт_20_абзаца"><text:span text:style-name="T9">OUT</text:span></text:span><text:span text:style-name="Основной_20_шрифт_20_абзаца"><text:span text:style-name="T6"> выводит данные из регистра </text:span></text:span><text:span text:style-name="Основной_20_шрифт_20_абзаца"><text:span text:style-name="T9">AL</text:span></text:span><text:span text:style-name="Основной_20_шрифт_20_абзаца"><text:span text:style-name="T6"> или </text:span></text:span><text:span text:style-name="Основной_20_шрифт_20_абзаца"><text:span text:style-name="T9">AX</text:span></text:span><text:span text:style-name="Основной_20_шрифт_20_абзаца"><text:span text:style-name="T6"> (ИСТОЧНИК) в порт ввода-вывода. </text:span></text:span><text:span text:style-name="Основной_20_шрифт_20_абзаца"><text:span text:style-name="T9">Номер порта должен быть указан в ПРИЁМНИКЕ. </text:span></text:span></text:p>
      <text:p text:style-name="P13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Вводные данные</text:p>
          </table:table-cell>
          <table:table-cell table:style-name="Таблица2.A1" office:value-type="string">
            <text:p text:style-name="P18">Результат</text:p>
          </table:table-cell>
        </table:table-row>
        <table:table-row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32">A can of beer!</text:p>
            <text:p text:style-name="P32"><text:soft-page-break/><text:span text:style-name="Основной_20_шрифт_20_абзаца">A can of beer!</text:span></text:p>
            <text:p text:style-name="P32"><text:span text:style-name="Основной_20_шрифт_20_абзаца">A can of beer!</text:span></text:p>
            <text:p text:style-name="P32"><text:span text:style-name="Основной_20_шрифт_20_абзаца">A can of beer!</text:span></text:p>
            <text:p text:style-name="P32"><text:span text:style-name="Основной_20_шрифт_20_абзаца">A can of beer!</text:span></text:p>
            <text:p text:style-name="P32"><text:span text:style-name="Основной_20_шрифт_20_абзаца">A can of beer!</text:span></text:p>
            <text:p text:style-name="P32"><text:span text:style-name="Основной_20_шрифт_20_абзаца">A can of beer!</text:span></text:p>
          </table:table-cell>
        </table:table-row>
      </table:table>
      <text:p text:style-name="P20"/>
      <text:p text:style-name="P21"><text:span text:style-name="Основной_20_шрифт_20_абзаца"><text:span text:style-name="T11"><text:s text:c="4"/></text:span></text:span><text:span text:style-name="Основной_20_шрифт_20_абзаца"><text:span text:style-name="T4">Выводы.</text:span></text:span></text:p>
      <text:p text:style-name="P22">В результате выполнения лабораторной работы был разработан код, определяющий собственное прерывание. Были улучшены навыки письма в ассемблере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<text:soft-page-break/><text:s/><text:tab/><text:span text:style-name="Основной_20_шрифт_20_абзаца"><text:span text:style-name="T5">Приложение.</text:span></text:span></text:p>
      <text:p text:style-name="P29"><text:span text:style-name="Основной_20_шрифт_20_абзаца"><text:span text:style-name="T14">Текст файла </text:span></text:span><text:span text:style-name="Основной_20_шрифт_20_абзаца"><text:span text:style-name="T15">M</text:span></text:span><text:span text:style-name="Основной_20_шрифт_20_абзаца"><text:span text:style-name="T13">AIN</text:span></text:span><text:span text:style-name="Основной_20_шрифт_20_абзаца"><text:span text:style-name="T14">.</text:span></text:span><text:span text:style-name="Основной_20_шрифт_20_абзаца"><text:span text:style-name="T12">LST</text:span></text:span></text:p>
      <text:p text:style-name="P29"><text:span text:style-name="Основной_20_шрифт_20_абзаца"><text:span text:style-name="T20"/></text:span></text:p>
      <text:p text:style-name="P29"><text:span text:style-name="Основной_20_шрифт_20_абзаца"><text:span text:style-name="T18">#Microsoft (R) Macro Assembler Version 5.10 <text:s text:c="17"/>12/9/20 04:58:06</text:span></text:span></text:p>
      <text:p text:style-name="P25"><text:span text:style-name="Основной_20_шрифт_20_абзаца"><text:span text:style-name="T18"><text:s text:c="61"/>Page <text:s text:c="4"/>1-1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<text:s/>0000<text:tab/><text:tab/><text:tab/><text:tab/>AStack <text:s text:c="3"/>SEGMENT <text:s/>STACK</text:span></text:span></text:p>
      <text:p text:style-name="P25"><text:span text:style-name="Основной_20_шрифт_20_абзаца"><text:span text:style-name="T18"><text:s/>0000 <text:s/>0400[<text:tab/><text:tab/><text:tab/> <text:s text:c="9"/>DW 1024 DUP(?)</text:span></text:span></text:p>
      <text:p text:style-name="P25"><text:span text:style-name="Основной_20_шрифт_20_абзаца"><text:span text:style-name="T18"><text:tab/> <text:s text:c="2"/>????<text:tab/><text:tab/><text:tab/></text:span></text:span></text:p>
      <text:p text:style-name="P25"><text:span text:style-name="Основной_20_шрифт_20_абзаца"><text:span text:style-name="T18"><text:tab/><text:tab/><text:tab/> ]<text:tab/>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800<text:tab/><text:tab/><text:tab/><text:tab/>AStack <text:s text:c="3"/>ENDS</text:span></text:span></text:p>
      <text:p text:style-name="P25"><text:span text:style-name="Основной_20_шрифт_20_абзаца"><text:span text:style-name="T18"><text:s/>0000<text:tab/><text:tab/><text:tab/><text:tab/>DATA SEGMENT</text:span></text:span></text:p>
      <text:p text:style-name="P25"><text:span text:style-name="Основной_20_шрифт_20_абзаца"><text:span text:style-name="T18"><text:s/>0000 <text:s/>0000<text:tab/><text:tab/><text:tab/>KEEP_CS DW 0</text:span></text:span></text:p>
      <text:p text:style-name="P25"><text:span text:style-name="Основной_20_шрифт_20_абзаца"><text:span text:style-name="T18"><text:s/>0002 <text:s/>0000<text:tab/><text:tab/><text:tab/>KEEP_IP DW 0</text:span></text:span></text:p>
      <text:p text:style-name="P25"><text:span text:style-name="Основной_20_шрифт_20_абзаца"><text:span text:style-name="T18"><text:s/>0004 <text:s/>41 20 43 61 6E 20<text:tab/>message db 'A Can of beer!',10,13,'$' ;ÑÑÑÐŸ</text:span></text:span></text:p>
      <text:p text:style-name="P25"><text:span text:style-name="Основной_20_шрифт_20_абзаца"><text:span text:style-name="T18"><text:tab/><text:tab/><text:tab/><text:tab/>ÐºÐ° ÐŽÐ»Ñ ÑÐŸÐŸÐ±ÑÐµÐœÐžÑ</text:span></text:span></text:p>
      <text:p text:style-name="P25"><text:span text:style-name="Основной_20_шрифт_20_абзаца"><text:span text:style-name="T18"><text:s text:c="7"/>6F 66 20 62 65 65<text:tab/></text:span></text:span></text:p>
      <text:p text:style-name="P25"><text:span text:style-name="Основной_20_шрифт_20_абзаца"><text:span text:style-name="T18"><text:s text:c="7"/>72 21 0A 0D 24<text:tab/><text:tab/>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15<text:tab/><text:tab/><text:tab/><text:tab/>DATA ENDS</text:span></text:span></text:p>
      <text:p text:style-name="P25"><text:span text:style-name="Основной_20_шрифт_20_абзаца"><text:span text:style-name="T18"><text:s/>0000<text:tab/><text:tab/><text:tab/><text:tab/>CODE <text:s text:c="5"/>SEGMENT</text:span></text:span></text:p>
      <text:p text:style-name="P25"><text:span text:style-name="Основной_20_шрифт_20_абзаца"><text:span text:style-name="T18"><text:tab/><text:tab/><text:tab/><text:tab/> <text:s text:c="9"/>ASSUME CS:CODE, DS:DATA, SS:AStack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00<text:tab/><text:tab/><text:tab/><text:tab/> <text:s text:c="9"/>Output PROC FAR</text:span></text:span></text:p>
      <text:p text:style-name="P25"><text:span text:style-name="Основной_20_шрифт_20_абзаца"><text:span text:style-name="T18"><text:s/>0000 <text:s/>EB 43 90<text:tab/><text:tab/><text:tab/> <text:s text:c="9"/>jmp start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03 <text:s/>0000<text:tab/><text:tab/><text:tab/>ST_SS DW 0000</text:span></text:span></text:p>
      <text:p text:style-name="P25"><text:span text:style-name="Основной_20_шрифт_20_абзаца"><text:span text:style-name="T18"><text:s/>0005 <text:s/>0000<text:tab/><text:tab/><text:tab/>ST_AX DW 0000</text:span></text:span></text:p>
      <text:p text:style-name="P25"><text:span text:style-name="Основной_20_шрифт_20_абзаца"><text:span text:style-name="T18"><text:s/>0007 <text:s/>0000<text:tab/><text:tab/><text:tab/>ST_SP DW 0000</text:span></text:span></text:p>
      <text:p text:style-name="P25"><text:span text:style-name="Основной_20_шрифт_20_абзаца"><text:span text:style-name="T18"><text:s/>0009 <text:s/>001E[<text:tab/><text:tab/><text:tab/>IStack DW 30 DUP(?)</text:span></text:span></text:p>
      <text:p text:style-name="P25"><text:span text:style-name="Основной_20_шрифт_20_абзаца"><text:span text:style-name="T18"><text:tab/> <text:s text:c="2"/>????<text:tab/><text:tab/><text:tab/></text:span></text:span></text:p>
      <text:p text:style-name="P25"><text:span text:style-name="Основной_20_шрифт_20_абзаца"><text:span text:style-name="T18"><text:tab/><text:tab/><text:tab/> ]<text:tab/>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45<text:tab/><text:tab/><text:tab/><text:tab/> <text:s text:c="2"/>start: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45 <text:s/>2E: 89 26 0007 R<text:tab/><text:tab/> <text:s text:c="2"/>mov ST_SP, SP</text:span></text:span></text:p>
      <text:p text:style-name="P25"><text:span text:style-name="Основной_20_шрифт_20_абзаца"><text:span text:style-name="T18"><text:s/>004A <text:s/>2E: A3 0005 R<text:tab/><text:tab/> <text:s text:c="2"/>mov ST_AX, AX</text:span></text:span></text:p>
      <text:p text:style-name="P25"><text:span text:style-name="Основной_20_шрифт_20_абзаца"><text:span text:style-name="T18"><text:s/>004E <text:s/>8C D0<text:tab/><text:tab/><text:tab/> <text:s text:c="2"/>mov AX, SS</text:span></text:span></text:p>
      <text:p text:style-name="P25"><text:span text:style-name="Основной_20_шрифт_20_абзаца"><text:span text:style-name="T18"><text:s/>0050 <text:s/>2E: A3 0003 R<text:tab/><text:tab/> <text:s text:c="2"/>mov ST_SS, AX</text:span></text:span></text:p>
      <text:p text:style-name="P25"><text:span text:style-name="Основной_20_шрифт_20_абзаца"><text:span text:style-name="T18"><text:s/>0054 <text:s/>2E: A1 0009 R<text:tab/><text:tab/> <text:s text:c="2"/>mov AX, IStack</text:span></text:span></text:p>
      <text:p text:style-name="P25"><text:span text:style-name="Основной_20_шрифт_20_абзаца"><text:span text:style-name="T18"><text:s/>0058 <text:s/>8E D0<text:tab/><text:tab/><text:tab/> <text:s text:c="2"/>mov SS, AX</text:span></text:span></text:p>
      <text:p text:style-name="P25"><text:span text:style-name="Основной_20_шрифт_20_абзаца"><text:span text:style-name="T18"><text:s/>005A <text:s/>2E: A1 0005 R<text:tab/><text:tab/> <text:s text:c="2"/>mov AX, ST_AX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5E <text:s/>50<text:tab/><text:tab/><text:tab/> <text:s text:c="2"/>push ax</text:span></text:span></text:p>
      <text:p text:style-name="P25"><text:span text:style-name="Основной_20_шрифт_20_абзаца"><text:span text:style-name="T18"><text:s/>005F <text:s/>52<text:tab/><text:tab/><text:tab/> <text:s text:c="3"/>push dx</text:span></text:span></text:p>
      <text:p text:style-name="P25"><text:span text:style-name="Основной_20_шрифт_20_абзаца"><text:span text:style-name="T18"><text:s/>0060 <text:s/>B4 09<text:tab/><text:tab/><text:tab/> <text:s text:c="3"/>mov <text:s/>ah, 09h</text:span></text:span></text:p>
      <text:p text:style-name="P25"><text:span text:style-name="Основной_20_шрифт_20_абзаца"><text:span text:style-name="T18"><text:s/>0062 <text:s/>BA 0004 R<text:tab/><text:tab/> <text:s text:c="3"/>mov dx, offset message</text:span></text:span></text:p>
      <text:p text:style-name="P25"><text:span text:style-name="Основной_20_шрифт_20_абзаца"><text:span text:style-name="T18"><text:s/>0065 <text:s/>CD 21<text:tab/><text:tab/><text:tab/> <text:s text:c="3"/>int <text:s/>21h</text:span></text:span></text:p>
      <text:p text:style-name="P25"><text:span text:style-name="Основной_20_шрифт_20_абзаца"><text:span text:style-name="T18"><text:s/>0067 <text:s/>5A<text:tab/><text:tab/><text:tab/> <text:s text:c="3"/>pop dx</text:span></text:span></text:p>
      <text:p text:style-name="P25"><text:span text:style-name="Основной_20_шрифт_20_абзаца"><text:span text:style-name="T18"><text:s/>0068 <text:s/>58<text:tab/><text:tab/><text:tab/> <text:s text:c="3"/>pop ax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69 <text:s/>2E: A3 0005 R<text:tab/><text:tab/> <text:s text:c="3"/>mov ST_AX,AX</text:span></text:span></text:p>
      <text:p text:style-name="P25"><text:span text:style-name="Основной_20_шрифт_20_абзаца"><text:span text:style-name="T18"><text:s/>006D <text:s/>2E: A1 0003 R<text:tab/><text:tab/><text:tab/>mov AX,ST_SS</text:span></text:span></text:p>
      <text:p text:style-name="P25"><text:span text:style-name="Основной_20_шрифт_20_абзаца"><text:span text:style-name="T18"><text:s/>0071 <text:s/>8E D0<text:tab/><text:tab/><text:tab/><text:tab/>mov SS,AX</text:span></text:span></text:p>
      <text:p text:style-name="P25"><text:span text:style-name="Основной_20_шрифт_20_абзаца"><text:span text:style-name="T18"><text:s/>0073 <text:s/>2E: 8B 26 0007 R<text:tab/><text:tab/><text:tab/>mov SP,ST_SP</text:span></text:span></text:p>
      <text:p text:style-name="P25"><text:span text:style-name="Основной_20_шрифт_20_абзаца"><text:span text:style-name="T18"><text:s/>0078 <text:s/>2E: A1 0005 R<text:tab/><text:tab/><text:tab/>mov AX,ST_AX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7C <text:s/>B0 20<text:tab/><text:tab/><text:tab/> <text:s text:c="3"/>mov al,20h</text:span></text:span></text:p>
      <text:p text:style-name="P25"><text:span text:style-name="Основной_20_шрифт_20_абзаца"><text:span text:style-name="T18"/></text:span></text:p>
      <text:p text:style-name="P31"><text:span text:style-name="Основной_20_шрифт_20_абзаца"><text:span text:style-name="T18">#Microsoft (R) Macro Assembler Version 5.10 <text:s text:c="17"/>12/9/20 04:58:06</text:span></text:span></text:p>
      <text:p text:style-name="P25"><text:span text:style-name="Основной_20_шрифт_20_абзаца"><text:span text:style-name="T18"><text:s text:c="61"/>Page <text:s text:c="4"/>1-2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<text:s/>007E <text:s/>E6 20<text:tab/><text:tab/><text:tab/> <text:s text:c="3"/>out 20h,al</text:span></text:span></text:p>
      <text:p text:style-name="P25"><text:span text:style-name="Основной_20_шрифт_20_абзаца"><text:span text:style-name="T18"><text:s/>0080 <text:s/>CF<text:tab/><text:tab/><text:tab/> <text:s text:c="4"/>iret</text:span></text:span></text:p>
      <text:p text:style-name="P25"><text:span text:style-name="Основной_20_шрифт_20_абзаца"><text:span text:style-name="T18"><text:s/>0081<text:tab/><text:tab/><text:tab/><text:tab/>Output ENDP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81<text:tab/><text:tab/><text:tab/><text:tab/>Main PROC FAR</text:span></text:span></text:p>
      <text:p text:style-name="P25"><text:span text:style-name="Основной_20_шрифт_20_абзаца"><text:span text:style-name="T18"><text:s/>0081 <text:s/>1E<text:tab/><text:tab/><text:tab/>push ds</text:span></text:span></text:p>
      <text:p text:style-name="P25"><text:span text:style-name="Основной_20_шрифт_20_абзаца"><text:span text:style-name="T18"><text:s/>0082 <text:s/>2B C0<text:tab/><text:tab/><text:tab/>sub ax,ax</text:span></text:span></text:p>
      <text:p text:style-name="P25"><text:span text:style-name="Основной_20_шрифт_20_абзаца"><text:span text:style-name="T18"><text:s/>0084 <text:s/>50<text:tab/><text:tab/><text:tab/>push ax</text:span></text:span></text:p>
      <text:p text:style-name="P25"><text:span text:style-name="Основной_20_шрифт_20_абзаца"><text:span text:style-name="T18"><text:s/>0085 <text:s/>B8 ---- R<text:tab/><text:tab/>mov ax,data</text:span></text:span></text:p>
      <text:p text:style-name="P25"><text:span text:style-name="Основной_20_шрифт_20_абзаца"><text:span text:style-name="T18"><text:s/>0088 <text:s/>8E D8<text:tab/><text:tab/><text:tab/>mov ds, ax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8A <text:s/>B8 3523<text:tab/><text:tab/><text:tab/>mov ax,3523h</text:span></text:span></text:p>
      <text:p text:style-name="P25"><text:span text:style-name="Основной_20_шрифт_20_абзаца"><text:span text:style-name="T18"><text:s/>008D <text:s/>CD 21<text:tab/><text:tab/><text:tab/> INT 21H</text:span></text:span></text:p>
      <text:p text:style-name="P25"><text:span text:style-name="Основной_20_шрифт_20_абзаца"><text:span text:style-name="T18"><text:s/>008F <text:s/>89 1E 0002 R<text:tab/><text:tab/> MOV KEEP_IP, BX ; Ð·Ð°Ð¿ÐŸÐŒÐžÐœÐ°ÐœÐžÐµ ÑÐŒÐ</text:span></text:span></text:p>
      <text:p text:style-name="P25"><text:span text:style-name="Основной_20_шрифт_20_абзаца"><text:span text:style-name="T18"><text:tab/><text:tab/><text:tab/><text:tab/>µÑÐµÐœÐžÑ</text:span></text:span></text:p>
      <text:p text:style-name="P25"><text:span text:style-name="Основной_20_шрифт_20_абзаца"><text:span text:style-name="T18"><text:s/>0093 <text:s/>8C 06 0000 R<text:tab/><text:tab/> MOV KEEP_CS, ES ; Ðž ÑÐµÐ³ÐŒÐµÐœÑÐ° Ð²ÐµÐºÑ</text:span></text:span></text:p>
      <text:p text:style-name="P25"><text:span text:style-name="Основной_20_шрифт_20_абзаца"><text:span text:style-name="T18"><text:tab/><text:tab/><text:tab/><text:tab/>ÐŸÑÐ° Ð¿ÑÐµÑÑÐ²Ð°ÐœÐžÑ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97 <text:s/>1E<text:tab/><text:tab/><text:tab/> PUSH DS</text:span></text:span></text:p>
      <text:p text:style-name="P25"><text:span text:style-name="Основной_20_шрифт_20_абзаца"><text:span text:style-name="T18"><text:s/>0098 <text:s/>BA 0000 R<text:tab/><text:tab/> MOV DX, OFFSET Output ; ÑÐŒÐµÑÐµÐœÐžÐµ ÐŽÐ»Ñ</text:span></text:span></text:p>
      <text:p text:style-name="P25"><text:span text:style-name="Основной_20_шрифт_20_абзаца"><text:span text:style-name="T18"><text:tab/><text:tab/><text:tab/><text:tab/> Ð¿ÑÐŸÑÐµÐŽÑÑÑ Ð² DX</text:span></text:span></text:p>
      <text:p text:style-name="P25"><text:span text:style-name="Основной_20_шрифт_20_абзаца"><text:span text:style-name="T18"><text:s/>009B <text:s/>B8 ---- R<text:tab/><text:tab/> MOV AX, SEG Output ; ÑÐµÐ³ÐŒÐµÐœÑ Ð¿ÑÐŸÑÐµ</text:span></text:span></text:p>
      <text:p text:style-name="P25"><text:span text:style-name="Основной_20_шрифт_20_абзаца"><text:span text:style-name="T18"><text:tab/><text:tab/><text:tab/><text:tab/>ÐŽÑÑÑ</text:span></text:span></text:p>
      <text:p text:style-name="P25"><text:span text:style-name="Основной_20_шрифт_20_абзаца"><text:span text:style-name="T18"><text:s/>009E <text:s/>8E D8<text:tab/><text:tab/><text:tab/> MOV DS, AX ; Ð¿ÐŸÐŒÐµÑÐ°ÐµÐŒ Ð² DS</text:span></text:span></text:p>
      <text:p text:style-name="P25"><text:span text:style-name="Основной_20_шрифт_20_абзаца"><text:span text:style-name="T18"><text:s/>00A0 <text:s/>B8 2508<text:tab/><text:tab/><text:tab/> mov ax,2508h <text:s/></text:span></text:span></text:p>
      <text:p text:style-name="P25"><text:span text:style-name="Основной_20_шрифт_20_абзаца"><text:span text:style-name="T18"><text:s/>00A3 <text:s/>CD 21<text:tab/><text:tab/><text:tab/> INT 21H ; ÐŒÐµÐœÑÐµÐŒ Ð¿ÑÐµÑÑÐ²Ð°ÐœÐžÐµ</text:span></text:span></text:p>
      <text:p text:style-name="P25"><text:span text:style-name="Основной_20_шрифт_20_абзаца"><text:span text:style-name="T18"><text:s/>00A5 <text:s/>1F<text:tab/><text:tab/><text:tab/> POP DS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A6<text:tab/><text:tab/><text:tab/><text:tab/> waiting:</text:span></text:span></text:p>
      <text:p text:style-name="P25"><text:span text:style-name="Основной_20_шрифт_20_абзаца"><text:span text:style-name="T18"><text:s/>00A6 <text:s/>B4 01<text:tab/><text:tab/><text:tab/> mov <text:s text:c="2"/>ah,1h</text:span></text:span></text:p>
      <text:p text:style-name="P25"><text:span text:style-name="Основной_20_шрифт_20_абзаца"><text:span text:style-name="T18"><text:s/>00A8 <text:s/>CD 21<text:tab/><text:tab/><text:tab/> <text:s text:c="6"/>int <text:s text:c="2"/>21h </text:span></text:span></text:p>
      <text:p text:style-name="P25"><text:span text:style-name="Основной_20_шрифт_20_абзаца"><text:span text:style-name="T18"><text:s/>00AA <text:s/>3C 1B<text:tab/><text:tab/><text:tab/> <text:s text:c="6"/>cmp <text:s text:c="2"/>al,27 </text:span></text:span></text:p>
      <text:p text:style-name="P25"><text:span text:style-name="Основной_20_шрифт_20_абзаца"><text:span text:style-name="T18"><text:s/>00AC <text:s/>75 13<text:tab/><text:tab/><text:tab/> <text:s text:c="6"/>jne nextstep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AE <text:s/>FA<text:tab/><text:tab/><text:tab/> <text:s text:c="6"/><text:tab/>CLI</text:span></text:span></text:p>
      <text:p text:style-name="P25"><text:span text:style-name="Основной_20_шрифт_20_абзаца"><text:span text:style-name="T18"><text:s/>00AF <text:s/>1E<text:tab/><text:tab/><text:tab/> PUSH DS</text:span></text:span></text:p>
      <text:p text:style-name="P25"><text:span text:style-name="Основной_20_шрифт_20_абзаца"><text:span text:style-name="T18"><text:s/>00B0 <text:s/>8B 16 0002 R<text:tab/><text:tab/> MOV DX, KEEP_IP</text:span></text:span></text:p>
      <text:p text:style-name="P25"><text:span text:style-name="Основной_20_шрифт_20_абзаца"><text:span text:style-name="T18"><text:s/>00B4 <text:s/>A1 0000 R<text:tab/><text:tab/> MOV AX, KEEP_CS</text:span></text:span></text:p>
      <text:p text:style-name="P25"><text:span text:style-name="Основной_20_шрифт_20_абзаца"><text:span text:style-name="T18"><text:s/>00B7 <text:s/>8E D8<text:tab/><text:tab/><text:tab/> MOV DS, AX</text:span></text:span></text:p>
      <text:p text:style-name="P25"><text:span text:style-name="Основной_20_шрифт_20_абзаца"><text:span text:style-name="T18"><text:s/>00B9 <text:s/>B8 2508<text:tab/><text:tab/><text:tab/> mov AX,2508h </text:span></text:span></text:p>
      <text:p text:style-name="P25"><text:span text:style-name="Основной_20_шрифт_20_абзаца"><text:span text:style-name="T18"><text:s/>00BC <text:s/>CD 21<text:tab/><text:tab/><text:tab/> INT 21H ; Ð²ÐŸÑÑÑÐ°ÐœÐ°Ð²Ð»ÐžÐ²Ð°ÐµÐŒ ÑÑÐ</text:span></text:span></text:p>
      <text:p text:style-name="P25"><text:span text:style-name="Основной_20_шрифт_20_абзаца"><text:span text:style-name="T18"><text:tab/><text:tab/><text:tab/><text:tab/>°ÑÑÐ¹ Ð²ÐµÐºÑÐŸÑ Ð¿ÑÐµÑÑÐ²Ð°ÐœÐžÑ</text:span></text:span></text:p>
      <text:p text:style-name="P25"><text:span text:style-name="Основной_20_шрифт_20_абзаца"><text:span text:style-name="T18"><text:s/>00BE <text:s/>1F<text:tab/><text:tab/><text:tab/> POP DS</text:span></text:span></text:p>
      <text:p text:style-name="P25"><text:span text:style-name="Основной_20_шрифт_20_абзаца"><text:span text:style-name="T18"><text:s/>00BF <text:s/>FB<text:tab/><text:tab/><text:tab/> STI</text:span></text:span></text:p>
      <text:p text:style-name="P25"><text:span text:style-name="Основной_20_шрифт_20_абзаца"><text:span text:style-name="T18"><text:s/>00C0 <text:s/>CB<text:tab/><text:tab/><text:tab/> ret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C1<text:tab/><text:tab/><text:tab/><text:tab/> <text:s text:c="6"/>nextstep:</text:span></text:span></text:p>
      <text:p text:style-name="P25"><text:span text:style-name="Основной_20_шрифт_20_абзаца"><text:span text:style-name="T18"><text:s/>00C1 <text:s/>EB E3<text:tab/><text:tab/><text:tab/> <text:s text:c="6"/>jmp waiting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tab/><text:tab/><text:tab/><text:tab/> </text:span></text:span></text:p>
      <text:p text:style-name="P25"><text:span text:style-name="Основной_20_шрифт_20_абзаца"><text:span text:style-name="T18"><text:tab/><text:tab/><text:tab/><text:tab/></text:span></text:span></text:p>
      <text:p text:style-name="P25"><text:span text:style-name="Основной_20_шрифт_20_абзаца"><text:span text:style-name="T18"><text:s/>00C3<text:tab/><text:tab/><text:tab/><text:tab/>Main ENDP</text:span></text:span></text:p>
      <text:p text:style-name="P25"><text:span text:style-name="Основной_20_шрифт_20_абзаца"><text:span text:style-name="T18"><text:s/>00C3<text:tab/><text:tab/><text:tab/><text:tab/>CODE ENDS</text:span></text:span></text:p>
      <text:p text:style-name="P25"><text:span text:style-name="Основной_20_шрифт_20_абзаца"><text:span text:style-name="T18"><text:tab/><text:tab/><text:tab/><text:tab/> END Main </text:span></text:span></text:p>
      <text:p text:style-name="P25"><text:span text:style-name="Основной_20_шрифт_20_абзаца"><text:span text:style-name="T18"/></text:span></text:p>
      <text:p text:style-name="P31"><text:span text:style-name="Основной_20_шрифт_20_абзаца"><text:span text:style-name="T18">#Microsoft (R) Macro Assembler Version 5.10 <text:s text:c="17"/>12/9/20 04:58:06</text:span></text:span></text:p>
      <text:p text:style-name="P25"><text:span text:style-name="Основной_20_шрифт_20_абзаца"><text:span text:style-name="T18"><text:s text:c="61"/>Symbols-1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Segments and Groups: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<text:s text:c="16"/>N a m e <text:s text:c="8"/><text:tab/>Length<text:tab/> Align<text:tab/>Combine Class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ASTACK . . . . . . . . . . . . . <text:s/><text:tab/>0800<text:tab/>PARA<text:tab/>STACK<text:tab/></text:span></text:span></text:p>
      <text:p text:style-name="P25"><text:span text:style-name="Основной_20_шрифт_20_абзаца"><text:span text:style-name="T18">CODE . . . . . . . . . . . . . . <text:s/><text:tab/>00C3<text:tab/>PARA<text:tab/>NONE<text:tab/></text:span></text:span></text:p>
      <text:p text:style-name="P25"><text:span text:style-name="Основной_20_шрифт_20_абзаца"><text:span text:style-name="T18">DATA . . . . . . . . . . . . . . <text:s/><text:tab/>0015<text:tab/>PARA<text:tab/>NONE<text:tab/>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Symbols: <text:s text:c="11"/>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<text:s text:c="16"/>N a m e <text:s text:c="8"/><text:tab/>Type<text:tab/> Value<text:tab/> Attr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ISTACK . . . . . . . . . . . . . <text:s/><text:tab/>L WORD<text:tab/>0009<text:tab/>CODE<text:tab/>Length = 001E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KEEP_CS <text:s/>. . . . . . . . . . . . <text:s/><text:tab/>L WORD<text:tab/>0000<text:tab/>DATA</text:span></text:span></text:p>
      <text:p text:style-name="P25"><text:span text:style-name="Основной_20_шрифт_20_абзаца"><text:span text:style-name="T18">KEEP_IP <text:s/>. . . . . . . . . . . . <text:s/><text:tab/>L WORD<text:tab/>0002<text:tab/>DATA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MAIN . . . . . . . . . . . . . . <text:s/><text:tab/>F PROC<text:tab/>0081<text:tab/>CODE<text:tab/>Length = 0042</text:span></text:span></text:p>
      <text:p text:style-name="P25"><text:span text:style-name="Основной_20_шрифт_20_абзаца"><text:span text:style-name="T18">MESSAGE <text:s/>. . . . . . . . . . . . <text:s/><text:tab/>L BYTE<text:tab/>0004<text:tab/>DATA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NEXTSTEP . . . . . . . . . . . . <text:s/><text:tab/>L NEAR<text:tab/>00C1<text:tab/>CODE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OUTPUT . . . . . . . . . . . . . <text:s/><text:tab/>F PROC<text:tab/>0000<text:tab/>CODE<text:tab/>Length = 0081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START <text:s/>. . . . . . . . . . . . . <text:s/><text:tab/>L NEAR<text:tab/>0045<text:tab/>CODE</text:span></text:span></text:p>
      <text:p text:style-name="P25"><text:span text:style-name="Основной_20_шрифт_20_абзаца"><text:span text:style-name="T18">ST_AX <text:s/>. . . . . . . . . . . . . <text:s/><text:tab/>L WORD<text:tab/>0005<text:tab/>CODE</text:span></text:span></text:p>
      <text:p text:style-name="P25"><text:span text:style-name="Основной_20_шрифт_20_абзаца"><text:span text:style-name="T18">ST_SP <text:s/>. . . . . . . . . . . . . <text:s/><text:tab/>L WORD<text:tab/>0007<text:tab/>CODE</text:span></text:span></text:p>
      <text:p text:style-name="P25"><text:span text:style-name="Основной_20_шрифт_20_абзаца"><text:span text:style-name="T18">ST_SS <text:s/>. . . . . . . . . . . . . <text:s/><text:tab/>L WORD<text:tab/>0003<text:tab/>CODE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WAITING <text:s/>. . . . . . . . . . . . <text:s/><text:tab/>L NEAR<text:tab/>00A6<text:tab/>CODE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@CPU . . . . . . . . . . . . . . <text:s/><text:tab/>TEXT <text:s/>0101h<text:tab/><text:tab/></text:span></text:span></text:p>
      <text:p text:style-name="P25"><text:span text:style-name="Основной_20_шрифт_20_абзаца"><text:span text:style-name="T18">@FILENAME <text:s/>. . . . . . . . . . . <text:s/><text:tab/>TEXT <text:s/>MAIN<text:tab/><text:tab/></text:span></text:span></text:p>
      <text:p text:style-name="P25"><text:span text:style-name="Основной_20_шрифт_20_абзаца"><text:span text:style-name="T18">@VERSION . . . . . . . . . . . . <text:s/><text:tab/>TEXT <text:s/>510<text:tab/><text:tab/>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<text:s text:c="5"/>94 Source <text:s/>Lines</text:span></text:span></text:p>
      <text:p text:style-name="P25"><text:span text:style-name="Основной_20_шрифт_20_абзаца"><text:span text:style-name="T18"><text:s text:c="5"/>94 Total <text:s text:c="2"/>Lines</text:span></text:span></text:p>
      <text:p text:style-name="P25"><text:span text:style-name="Основной_20_шрифт_20_абзаца"><text:span text:style-name="T18"><text:s text:c="5"/>20 Symbols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<text:s text:c="2"/>48000 + 459260 Bytes symbol space free</text:span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8"><text:s text:c="6"/>0 Warning Errors</text:span></text:span></text:p>
      <text:p text:style-name="P25"><text:span text:style-name="Основной_20_шрифт_20_абзаца"><text:span text:style-name="T18"><text:s text:c="6"/>0 Severe <text:s/>Error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 loext:hyphenation-no-caps="fals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meta:initial-creator>Pavel Martinenko</meta:initial-creator>
    <meta:creation-date>2019-09-17T11:31:00Z</meta:creation-date>
    <dc:date>2020-12-09T04:59:32.683137893</dc:date>
    <meta:print-date>2019-09-18T23:43:00Z</meta:print-date>
    <meta:editing-cycles>23</meta:editing-cycles>
    <meta:editing-duration>PT6H15M14S</meta:editing-duration>
    <meta:document-statistic meta:table-count="2" meta:image-count="0" meta:object-count="0" meta:page-count="10" meta:paragraph-count="225" meta:word-count="1533" meta:character-count="8375" meta:non-whitespace-character-count="6086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5.odt/Normal"/>
  </office:meta>
</office:document-meta>
</file>